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2" table:default-cell-style-name="ce6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14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17" table:formula="of:=[.Z2] + [.AF2] + #REF!2 + #REF!2 + [.Z2] + [.Z2]" office:value-type="string" office:string-value="" calcext:value-type="error">
            <text:p>Err:509</text:p>
          </table:table-cell>
          <table:table-cell table:style-name="ce19" table:formula="of:=IF([.AG2]&gt;=0.9875;&quot;A+&quot;;  IF([.AG2]&gt;=0.94; &quot;A&quot;; IF([.AG2]&gt;=0.9; &quot;A-&quot;; IF([.AG2]&gt;=0.87; &quot;B+&quot;; IF([.AG2]&gt;=0.84;&quot;B&quot;; IF([.AG2]&gt;=0.8; &quot;B-&quot;; IF([.AG2]&gt;=0.77; &quot;C+&quot;; IF([.AG2]&gt;=0.74;&quot;C&quot;; IF([.AG2]&gt;=0.7; &quot;C-&quot;; IF([.AG2]&gt;=0.67; &quot;D+&quot;; IF([.AG2]&gt;=0.64;&quot;D&quot;; IF([.AG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H2]; [.$AP$2:.$AQ$15]; 2; 0)" office:value-type="string" office:string-value="" calcext:value-type="error">
            <text:p>Err:509</text:p>
          </table:table-cell>
          <table:table-cell table:style-name="ce19" table:formula="of:=VLOOKUP([.AI2]; [.$AP$2:.$AQ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Z3] + [.AF3] + #REF!3 + #REF!3 + [.Z3] + [.Z3]" office:value-type="string" office:string-value="" calcext:value-type="error">
            <text:p>Err:509</text:p>
          </table:table-cell>
          <table:table-cell table:style-name="ce19" table:formula="of:=IF([.AG3]&gt;=0.9875;&quot;A+&quot;;  IF([.AG3]&gt;=0.94; &quot;A&quot;; IF([.AG3]&gt;=0.9; &quot;A-&quot;; IF([.AG3]&gt;=0.87; &quot;B+&quot;; IF([.AG3]&gt;=0.84;&quot;B&quot;; IF([.AG3]&gt;=0.8; &quot;B-&quot;; IF([.AG3]&gt;=0.77; &quot;C+&quot;; IF([.AG3]&gt;=0.74;&quot;C&quot;; IF([.AG3]&gt;=0.7; &quot;C-&quot;; IF([.AG3]&gt;=0.67; &quot;D+&quot;; IF([.AG3]&gt;=0.64;&quot;D&quot;; IF([.AG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H3]; [.$AP$2:.$AQ$15]; 2; 0)" office:value-type="string" office:string-value="" calcext:value-type="error">
            <text:p>Err:509</text:p>
          </table:table-cell>
          <table:table-cell table:style-name="ce19" table:formula="of:=VLOOKUP([.AI3]; [.$AP$2:.$AQ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4" table:style-name="ce6" office:value-type="string" calcext:value-type="string">
            <text:p>F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ce17" table:formula="of:=[.Z4] + [.AF4] + #REF!4 + #REF!4 + [.Z4] + [.Z4]" office:value-type="string" office:string-value="" calcext:value-type="error">
            <text:p>Err:509</text:p>
          </table:table-cell>
          <table:table-cell table:style-name="ce19" table:formula="of:=IF([.AG4]&gt;=0.9875;&quot;A+&quot;;  IF([.AG4]&gt;=0.94; &quot;A&quot;; IF([.AG4]&gt;=0.9; &quot;A-&quot;; IF([.AG4]&gt;=0.87; &quot;B+&quot;; IF([.AG4]&gt;=0.84;&quot;B&quot;; IF([.AG4]&gt;=0.8; &quot;B-&quot;; IF([.AG4]&gt;=0.77; &quot;C+&quot;; IF([.AG4]&gt;=0.74;&quot;C&quot;; IF([.AG4]&gt;=0.7; &quot;C-&quot;; IF([.AG4]&gt;=0.67; &quot;D+&quot;; IF([.AG4]&gt;=0.64;&quot;D&quot;; IF([.AG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H4]; [.$AP$2:.$AQ$15]; 2; 0)" office:value-type="string" office:string-value="" calcext:value-type="error">
            <text:p>Err:509</text:p>
          </table:table-cell>
          <table:table-cell table:style-name="ce19" table:formula="of:=VLOOKUP([.AI4]; [.$AP$2:.$AQ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7" table:formula="of:=[.Z5] + [.AF5] + #REF!5 + #REF!5 + [.Z5] + [.Z5]" office:value-type="string" office:string-value="" calcext:value-type="error">
            <text:p>Err:509</text:p>
          </table:table-cell>
          <table:table-cell table:style-name="ce19" table:formula="of:=IF([.AG5]&gt;=0.9875;&quot;A+&quot;;  IF([.AG5]&gt;=0.94; &quot;A&quot;; IF([.AG5]&gt;=0.9; &quot;A-&quot;; IF([.AG5]&gt;=0.87; &quot;B+&quot;; IF([.AG5]&gt;=0.84;&quot;B&quot;; IF([.AG5]&gt;=0.8; &quot;B-&quot;; IF([.AG5]&gt;=0.77; &quot;C+&quot;; IF([.AG5]&gt;=0.74;&quot;C&quot;; IF([.AG5]&gt;=0.7; &quot;C-&quot;; IF([.AG5]&gt;=0.67; &quot;D+&quot;; IF([.AG5]&gt;=0.64;&quot;D&quot;; IF([.AG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H5]; [.$AP$2:.$AQ$15]; 2; 0)" office:value-type="string" office:string-value="" calcext:value-type="error">
            <text:p>Err:509</text:p>
          </table:table-cell>
          <table:table-cell table:style-name="ce19" table:formula="of:=VLOOKUP([.AI5]; [.$AP$2:.$AQ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1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2"/>
          <table:table-cell table:style-name="ce16"/>
          <table:table-cell table:style-name="ce18" table:formula="of:=[.Z6] + [.AF6] + #REF!6 + #REF!6 + [.Z6] + [.Z6]" office:value-type="string" office:string-value="" calcext:value-type="error">
            <text:p>Err:509</text:p>
          </table:table-cell>
          <table:table-cell table:style-name="ce21" table:formula="of:=IF([.AG6]&gt;=0.9875;&quot;A+&quot;;  IF([.AG6]&gt;=0.94; &quot;A&quot;; IF([.AG6]&gt;=0.9; &quot;A-&quot;; IF([.AG6]&gt;=0.87; &quot;B+&quot;; IF([.AG6]&gt;=0.84;&quot;B&quot;; IF([.AG6]&gt;=0.8; &quot;B-&quot;; IF([.AG6]&gt;=0.77; &quot;C+&quot;; IF([.AG6]&gt;=0.74;&quot;C&quot;; IF([.AG6]&gt;=0.7; &quot;C-&quot;; IF([.AG6]&gt;=0.67; &quot;D+&quot;; IF([.AG6]&gt;=0.64;&quot;D&quot;; IF([.AG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H6]; [.$AP$2:.$AQ$15]; 2; 0)" office:value-type="string" office:string-value="" calcext:value-type="error">
            <text:p>Err:509</text:p>
          </table:table-cell>
          <table:table-cell table:style-name="ce21" table:formula="of:=VLOOKUP([.AI6]; [.$AP$2:.$AQ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Z7] + [.AF7] + #REF!7 + #REF!7 + [.Z7] + [.Z7]" office:value-type="string" office:string-value="" calcext:value-type="error">
            <text:p>Err:509</text:p>
          </table:table-cell>
          <table:table-cell table:style-name="ce19" table:formula="of:=IF([.AG7]&gt;=0.9875;&quot;A+&quot;;  IF([.AG7]&gt;=0.94; &quot;A&quot;; IF([.AG7]&gt;=0.9; &quot;A-&quot;; IF([.AG7]&gt;=0.87; &quot;B+&quot;; IF([.AG7]&gt;=0.84;&quot;B&quot;; IF([.AG7]&gt;=0.8; &quot;B-&quot;; IF([.AG7]&gt;=0.77; &quot;C+&quot;; IF([.AG7]&gt;=0.74;&quot;C&quot;; IF([.AG7]&gt;=0.7; &quot;C-&quot;; IF([.AG7]&gt;=0.67; &quot;D+&quot;; IF([.AG7]&gt;=0.64;&quot;D&quot;; IF([.AG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H7]; [.$AP$2:.$AQ$15]; 2; 0)" office:value-type="string" office:string-value="" calcext:value-type="error">
            <text:p>Err:509</text:p>
          </table:table-cell>
          <table:table-cell table:style-name="ce19" table:formula="of:=VLOOKUP([.AI7]; [.$AP$2:.$AQ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Z8] + [.AF8] + #REF!8 + #REF!8 + [.Z8] + [.Z8]" office:value-type="string" office:string-value="" calcext:value-type="error">
            <text:p>Err:509</text:p>
          </table:table-cell>
          <table:table-cell table:style-name="ce19" table:formula="of:=IF([.AG8]&gt;=0.9875;&quot;A+&quot;;  IF([.AG8]&gt;=0.94; &quot;A&quot;; IF([.AG8]&gt;=0.9; &quot;A-&quot;; IF([.AG8]&gt;=0.87; &quot;B+&quot;; IF([.AG8]&gt;=0.84;&quot;B&quot;; IF([.AG8]&gt;=0.8; &quot;B-&quot;; IF([.AG8]&gt;=0.77; &quot;C+&quot;; IF([.AG8]&gt;=0.74;&quot;C&quot;; IF([.AG8]&gt;=0.7; &quot;C-&quot;; IF([.AG8]&gt;=0.67; &quot;D+&quot;; IF([.AG8]&gt;=0.64;&quot;D&quot;; IF([.AG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H8]; [.$AP$2:.$AQ$15]; 2; 0)" office:value-type="string" office:string-value="" calcext:value-type="error">
            <text:p>Err:509</text:p>
          </table:table-cell>
          <table:table-cell table:style-name="ce19" table:formula="of:=VLOOKUP([.AI8]; [.$AP$2:.$AQ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7" table:formula="of:=[.Z9] + [.AF9] + #REF!9 + #REF!9 + [.Z9] + [.Z9]" office:value-type="string" office:string-value="" calcext:value-type="error">
            <text:p>Err:509</text:p>
          </table:table-cell>
          <table:table-cell table:style-name="ce19" table:formula="of:=IF([.AG9]&gt;=0.9875;&quot;A+&quot;;  IF([.AG9]&gt;=0.94; &quot;A&quot;; IF([.AG9]&gt;=0.9; &quot;A-&quot;; IF([.AG9]&gt;=0.87; &quot;B+&quot;; IF([.AG9]&gt;=0.84;&quot;B&quot;; IF([.AG9]&gt;=0.8; &quot;B-&quot;; IF([.AG9]&gt;=0.77; &quot;C+&quot;; IF([.AG9]&gt;=0.74;&quot;C&quot;; IF([.AG9]&gt;=0.7; &quot;C-&quot;; IF([.AG9]&gt;=0.67; &quot;D+&quot;; IF([.AG9]&gt;=0.64;&quot;D&quot;; IF([.AG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H9]; [.$AP$2:.$AQ$15]; 2; 0)" office:value-type="string" office:string-value="" calcext:value-type="error">
            <text:p>Err:509</text:p>
          </table:table-cell>
          <table:table-cell table:style-name="ce19" table:formula="of:=VLOOKUP([.AI9]; [.$AP$2:.$AQ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17" table:formula="of:=[.Z10] + [.AF10] + #REF!10 + #REF!10 + [.Z10] + [.Z10]" office:value-type="string" office:string-value="" calcext:value-type="error">
            <text:p>Err:509</text:p>
          </table:table-cell>
          <table:table-cell table:style-name="ce19" table:formula="of:=IF([.AG10]&gt;=0.9875;&quot;A+&quot;;  IF([.AG10]&gt;=0.94; &quot;A&quot;; IF([.AG10]&gt;=0.9; &quot;A-&quot;; IF([.AG10]&gt;=0.87; &quot;B+&quot;; IF([.AG10]&gt;=0.84;&quot;B&quot;; IF([.AG10]&gt;=0.8; &quot;B-&quot;; IF([.AG10]&gt;=0.77; &quot;C+&quot;; IF([.AG10]&gt;=0.74;&quot;C&quot;; IF([.AG10]&gt;=0.7; &quot;C-&quot;; IF([.AG10]&gt;=0.67; &quot;D+&quot;; IF([.AG10]&gt;=0.64;&quot;D&quot;; IF([.AG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H10]; [.$AP$2:.$AQ$15]; 2; 0)" office:value-type="string" office:string-value="" calcext:value-type="error">
            <text:p>Err:509</text:p>
          </table:table-cell>
          <table:table-cell table:style-name="ce19" table:formula="of:=VLOOKUP([.AI10]; [.$AP$2:.$AQ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7" table:formula="of:=[.Z11] + [.AF11] + #REF!11 + #REF!11 + [.Z11] + [.Z11]" office:value-type="string" office:string-value="" calcext:value-type="error">
            <text:p>Err:509</text:p>
          </table:table-cell>
          <table:table-cell table:style-name="ce19" table:formula="of:=IF([.AG11]&gt;=0.9875;&quot;A+&quot;;  IF([.AG11]&gt;=0.94; &quot;A&quot;; IF([.AG11]&gt;=0.9; &quot;A-&quot;; IF([.AG11]&gt;=0.87; &quot;B+&quot;; IF([.AG11]&gt;=0.84;&quot;B&quot;; IF([.AG11]&gt;=0.8; &quot;B-&quot;; IF([.AG11]&gt;=0.77; &quot;C+&quot;; IF([.AG11]&gt;=0.74;&quot;C&quot;; IF([.AG11]&gt;=0.7; &quot;C-&quot;; IF([.AG11]&gt;=0.67; &quot;D+&quot;; IF([.AG11]&gt;=0.64;&quot;D&quot;; IF([.AG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H11]; [.$AP$2:.$AQ$15]; 2; 0)" office:value-type="string" office:string-value="" calcext:value-type="error">
            <text:p>Err:509</text:p>
          </table:table-cell>
          <table:table-cell table:style-name="ce19" table:formula="of:=VLOOKUP([.AI11]; [.$AP$2:.$AQ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/>
          <table:table-cell table:style-name="ce17" table:formula="of:=[.Z12] + [.AF12] + #REF!12 + #REF!12 + [.Z12] + [.Z12]" office:value-type="string" office:string-value="" calcext:value-type="error">
            <text:p>Err:509</text:p>
          </table:table-cell>
          <table:table-cell table:style-name="ce19" table:formula="of:=IF([.AG12]&gt;=0.9875;&quot;A+&quot;;  IF([.AG12]&gt;=0.94; &quot;A&quot;; IF([.AG12]&gt;=0.9; &quot;A-&quot;; IF([.AG12]&gt;=0.87; &quot;B+&quot;; IF([.AG12]&gt;=0.84;&quot;B&quot;; IF([.AG12]&gt;=0.8; &quot;B-&quot;; IF([.AG12]&gt;=0.77; &quot;C+&quot;; IF([.AG12]&gt;=0.74;&quot;C&quot;; IF([.AG12]&gt;=0.7; &quot;C-&quot;; IF([.AG12]&gt;=0.67; &quot;D+&quot;; IF([.AG12]&gt;=0.64;&quot;D&quot;; IF([.AG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H12]; [.$AP$2:.$AQ$15]; 2; 0)" office:value-type="string" office:string-value="" calcext:value-type="error">
            <text:p>Err:509</text:p>
          </table:table-cell>
          <table:table-cell table:style-name="ce19" table:formula="of:=VLOOKUP([.AI12]; [.$AP$2:.$AQ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17" table:formula="of:=[.Z13] + [.AF13] + #REF!13 + #REF!13 + [.Z13] + [.Z13]" office:value-type="string" office:string-value="" calcext:value-type="error">
            <text:p>Err:509</text:p>
          </table:table-cell>
          <table:table-cell table:style-name="ce19" table:formula="of:=IF([.AG13]&gt;=0.9875;&quot;A+&quot;;  IF([.AG13]&gt;=0.94; &quot;A&quot;; IF([.AG13]&gt;=0.9; &quot;A-&quot;; IF([.AG13]&gt;=0.87; &quot;B+&quot;; IF([.AG13]&gt;=0.84;&quot;B&quot;; IF([.AG13]&gt;=0.8; &quot;B-&quot;; IF([.AG13]&gt;=0.77; &quot;C+&quot;; IF([.AG13]&gt;=0.74;&quot;C&quot;; IF([.AG13]&gt;=0.7; &quot;C-&quot;; IF([.AG13]&gt;=0.67; &quot;D+&quot;; IF([.AG13]&gt;=0.64;&quot;D&quot;; IF([.AG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H13]; [.$AP$2:.$AQ$15]; 2; 0)" office:value-type="string" office:string-value="" calcext:value-type="error">
            <text:p>Err:509</text:p>
          </table:table-cell>
          <table:table-cell table:style-name="ce19" table:formula="of:=VLOOKUP([.AI13]; [.$AP$2:.$AQ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17" table:formula="of:=[.Z14] + [.AF14] + #REF!14 + #REF!14 + [.Z14] + [.Z14]" office:value-type="string" office:string-value="" calcext:value-type="error">
            <text:p>Err:509</text:p>
          </table:table-cell>
          <table:table-cell table:style-name="ce19" table:formula="of:=IF([.AG14]&gt;=0.9875;&quot;A+&quot;;  IF([.AG14]&gt;=0.94; &quot;A&quot;; IF([.AG14]&gt;=0.9; &quot;A-&quot;; IF([.AG14]&gt;=0.87; &quot;B+&quot;; IF([.AG14]&gt;=0.84;&quot;B&quot;; IF([.AG14]&gt;=0.8; &quot;B-&quot;; IF([.AG14]&gt;=0.77; &quot;C+&quot;; IF([.AG14]&gt;=0.74;&quot;C&quot;; IF([.AG14]&gt;=0.7; &quot;C-&quot;; IF([.AG14]&gt;=0.67; &quot;D+&quot;; IF([.AG14]&gt;=0.64;&quot;D&quot;; IF([.AG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H14]; [.$AP$2:.$AQ$15]; 2; 0)" office:value-type="string" office:string-value="" calcext:value-type="error">
            <text:p>Err:509</text:p>
          </table:table-cell>
          <table:table-cell table:style-name="ce19" table:formula="of:=VLOOKUP([.AI14]; [.$AP$2:.$AQ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Z15] + [.AF15] + #REF!15 + #REF!15 + [.Z15] + [.Z15]" office:value-type="string" office:string-value="" calcext:value-type="error">
            <text:p>Err:509</text:p>
          </table:table-cell>
          <table:table-cell table:style-name="ce19" table:formula="of:=IF([.AG15]&gt;=0.9875;&quot;A+&quot;;  IF([.AG15]&gt;=0.94; &quot;A&quot;; IF([.AG15]&gt;=0.9; &quot;A-&quot;; IF([.AG15]&gt;=0.87; &quot;B+&quot;; IF([.AG15]&gt;=0.84;&quot;B&quot;; IF([.AG15]&gt;=0.8; &quot;B-&quot;; IF([.AG15]&gt;=0.77; &quot;C+&quot;; IF([.AG15]&gt;=0.74;&quot;C&quot;; IF([.AG15]&gt;=0.7; &quot;C-&quot;; IF([.AG15]&gt;=0.67; &quot;D+&quot;; IF([.AG15]&gt;=0.64;&quot;D&quot;; IF([.AG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H15]; [.$AP$2:.$AQ$15]; 2; 0)" office:value-type="string" office:string-value="" calcext:value-type="error">
            <text:p>Err:509</text:p>
          </table:table-cell>
          <table:table-cell table:style-name="ce19" table:formula="of:=VLOOKUP([.AI15]; [.$AP$2:.$AQ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Z16] + [.AF16] + #REF!16 + #REF!16 + [.Z16] + [.Z16]" office:value-type="string" office:string-value="" calcext:value-type="error">
            <text:p>Err:509</text:p>
          </table:table-cell>
          <table:table-cell table:style-name="ce19" table:formula="of:=IF([.AG16]&gt;=0.9875;&quot;A+&quot;;  IF([.AG16]&gt;=0.94; &quot;A&quot;; IF([.AG16]&gt;=0.9; &quot;A-&quot;; IF([.AG16]&gt;=0.87; &quot;B+&quot;; IF([.AG16]&gt;=0.84;&quot;B&quot;; IF([.AG16]&gt;=0.8; &quot;B-&quot;; IF([.AG16]&gt;=0.77; &quot;C+&quot;; IF([.AG16]&gt;=0.74;&quot;C&quot;; IF([.AG16]&gt;=0.7; &quot;C-&quot;; IF([.AG16]&gt;=0.67; &quot;D+&quot;; IF([.AG16]&gt;=0.64;&quot;D&quot;; IF([.AG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H16]; [.$AP$2:.$AQ$15]; 2; 0)" office:value-type="string" office:string-value="" calcext:value-type="error">
            <text:p>Err:509</text:p>
          </table:table-cell>
          <table:table-cell table:style-name="ce19" table:formula="of:=VLOOKUP([.AI16]; [.$AP$2:.$AQ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8"/>
        </table:table-row>
        <table:table-row table:style-name="ro1">
          <table:table-cell table:number-columns-repeated="18"/>
          <table:table-cell table:style-name="ce6"/>
          <table:table-cell table:number-columns-repeated="13"/>
          <table:table-cell table:style-name="ce17" table:formula="of:=[.Z17] + [.AF17] + #REF!17 + #REF!17 + [.Z17] + [.Z17]" office:value-type="string" office:string-value="" calcext:value-type="error">
            <text:p>Err:509</text:p>
          </table:table-cell>
          <table:table-cell table:style-name="ce19" table:formula="of:=IF([.AG17]&gt;=0.9875;&quot;A+&quot;;  IF([.AG17]&gt;=0.94; &quot;A&quot;; IF([.AG17]&gt;=0.9; &quot;A-&quot;; IF([.AG17]&gt;=0.87; &quot;B+&quot;; IF([.AG17]&gt;=0.84;&quot;B&quot;; IF([.AG17]&gt;=0.8; &quot;B-&quot;; IF([.AG17]&gt;=0.77; &quot;C+&quot;; IF([.AG17]&gt;=0.74;&quot;C&quot;; IF([.AG17]&gt;=0.7; &quot;C-&quot;; IF([.AG17]&gt;=0.67; &quot;D+&quot;; IF([.AG17]&gt;=0.64;&quot;D&quot;; IF([.AG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H17]; [.$AP$2:.$AQ$15]; 2; 0)" office:value-type="string" office:string-value="" calcext:value-type="error">
            <text:p>Err:509</text:p>
          </table:table-cell>
          <table:table-cell table:style-name="ce19" table:formula="of:=VLOOKUP([.AI17]; [.$AP$2:.$AQ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17" table:formula="of:=[.Z18] + [.AF18] + #REF!18 + #REF!18 + [.Z18] + [.Z18]" office:value-type="string" office:string-value="" calcext:value-type="error">
            <text:p>Err:509</text:p>
          </table:table-cell>
          <table:table-cell table:style-name="ce19" table:formula="of:=IF([.AG18]&gt;=0.9875;&quot;A+&quot;;  IF([.AG18]&gt;=0.94; &quot;A&quot;; IF([.AG18]&gt;=0.9; &quot;A-&quot;; IF([.AG18]&gt;=0.87; &quot;B+&quot;; IF([.AG18]&gt;=0.84;&quot;B&quot;; IF([.AG18]&gt;=0.8; &quot;B-&quot;; IF([.AG18]&gt;=0.77; &quot;C+&quot;; IF([.AG18]&gt;=0.74;&quot;C&quot;; IF([.AG18]&gt;=0.7; &quot;C-&quot;; IF([.AG18]&gt;=0.67; &quot;D+&quot;; IF([.AG18]&gt;=0.64;&quot;D&quot;; IF([.AG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H18]; [.$AP$2:.$AQ$15]; 2; 0)" office:value-type="string" office:string-value="" calcext:value-type="error">
            <text:p>Err:509</text:p>
          </table:table-cell>
          <table:table-cell table:style-name="ce19" table:formula="of:=VLOOKUP([.AI18]; [.$AP$2:.$AQ$15]; 2; 0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number-columns-repeated="32"/>
          <table:table-cell table:style-name="ce17" table:formula="of:=[.Z19] + [.AF19] + #REF!19 + #REF!19 + [.Z19] + [.Z19]" office:value-type="string" office:string-value="" calcext:value-type="error">
            <text:p>Err:509</text:p>
          </table:table-cell>
          <table:table-cell table:style-name="ce19" table:formula="of:=IF([.AG19]&gt;=0.9875;&quot;A+&quot;;  IF([.AG19]&gt;=0.94; &quot;A&quot;; IF([.AG19]&gt;=0.9; &quot;A-&quot;; IF([.AG19]&gt;=0.87; &quot;B+&quot;; IF([.AG19]&gt;=0.84;&quot;B&quot;; IF([.AG19]&gt;=0.8; &quot;B-&quot;; IF([.AG19]&gt;=0.77; &quot;C+&quot;; IF([.AG19]&gt;=0.74;&quot;C&quot;; IF([.AG19]&gt;=0.7; &quot;C-&quot;; IF([.AG19]&gt;=0.67; &quot;D+&quot;; IF([.AG19]&gt;=0.64;&quot;D&quot;; IF([.AG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H19]; [.$AP$2:.$AQ$15]; 2; 0)" office:value-type="string" office:string-value="" calcext:value-type="error">
            <text:p>Err:509</text:p>
          </table:table-cell>
          <table:table-cell table:style-name="ce19" table:formula="of:=VLOOKUP([.AI19]; [.$AP$2:.$AQ$15]; 2; 0)" office:value-type="float" office:value="3.3" calcext:value-type="float">
            <text:p>3.3</text:p>
          </table:table-cell>
          <table:table-cell table:number-columns-repeated="987"/>
        </table:table-row>
        <table:table-row table:style-name="ro1">
          <table:table-cell table:number-columns-repeated="19"/>
          <table:table-cell table:style-name="Default"/>
          <table:table-cell table:number-columns-repeated="12"/>
          <table:table-cell table:style-name="ce17"/>
          <table:table-cell table:style-name="ce19" table:number-columns-repeated="4"/>
          <table:table-cell table:number-columns-repeated="98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ce17"/>
          <table:table-cell table:style-name="ce19" table:number-columns-repeated="4"/>
          <table:table-cell table:number-columns-repeated="987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2"/>
          <table:table-cell table:style-name="ce19" table:formula="of:=AVERAGE([.AG2:.AG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J2:.AJ22])" office:value-type="string" office:string-value="" calcext:value-type="error">
            <text:p>Err:509</text:p>
          </table:table-cell>
          <table:table-cell table:style-name="ce19" table:formula="of:=AVERAGE([.AK2:.AK22])" office:value-type="float" office:value="2.79444444444444" calcext:value-type="float">
            <text:p>2.7944444444</text:p>
          </table:table-cell>
          <table:table-cell table:number-columns-repeated="987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3:08:57.432743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17T16:17:57.098514762</dc:date>
    <dc:creator>Gregory Kapfhammer</dc:creator>
    <meta:editing-duration>P10DT15M10S</meta:editing-duration>
    <meta:editing-cycles>337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19" meta:object-count="0"/>
  </office:meta>
</office:document-meta>
</file>